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6.1744in" svg:y="0in">
            <draw:object draw:notify-on-update-of-ranges="results.G1:results.G1 results.G2:results.G7 results.K1:results.K1 results.K2:results.K7 results.K11:results.K16 results.K11:results.K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in" svg:y="0in">
            <draw:object draw:notify-on-update-of-ranges="results.G1:results.G1 results.G2:results.G7 results.J1:results.J1 results.J2:results.J7 results.J11:results.J16 results.J11:results.J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1039in" svg:y="3.3531in">
            <draw:object draw:notify-on-update-of-ranges="results.G1:results.G1 results.G2:results.G7 results.I1:results.I1 results.I2:results.I7 results.I11:results.I16 results.I11:results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um_sources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occupied_sources_freq</text:p>
          </table:table-cell>
          <table:table-cell office:value-type="string" calcext:value-type="string">
            <text:p>pop_in_sources_freq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num_sources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occupied_sources_freq</text:p>
          </table:table-cell>
          <table:table-cell office:value-type="string" calcext:value-type="string">
            <text:p>pop_in_sources_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6" calcext:value-type="float">
            <text:p>406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1])" office:value-type="float" office:value="38.74" calcext:value-type="float">
            <text:p>38.74</text:p>
          </table:table-cell>
          <table:table-cell table:formula="of:=AVERAGE([.C2:.C51])" office:value-type="float" office:value="765.28" calcext:value-type="float">
            <text:p>765.28</text:p>
          </table:table-cell>
          <table:table-cell table:formula="of:=AVERAGE([.D2:.D51])" office:value-type="float" office:value="64.54" calcext:value-type="float">
            <text:p>64.54</text:p>
          </table:table-cell>
          <table:table-cell table:formula="of:=AVERAGE([.E2:.E51])" office:value-type="float" office:value="68.56" calcext:value-type="float">
            <text:p>68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7" calcext:value-type="float">
            <text:p>767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52:.B101])" office:value-type="float" office:value="40.48" calcext:value-type="float">
            <text:p>40.48</text:p>
          </table:table-cell>
          <table:table-cell table:formula="of:=AVERAGE([.C52:.C101])" office:value-type="float" office:value="1449.5" calcext:value-type="float">
            <text:p>1449.5</text:p>
          </table:table-cell>
          <table:table-cell table:formula="of:=AVERAGE([.D52:.D101])" office:value-type="float" office:value="78.7" calcext:value-type="float">
            <text:p>78.7</text:p>
          </table:table-cell>
          <table:table-cell table:formula="of:=AVERAGE([.E52:.E101])" office:value-type="float" office:value="78.38" calcext:value-type="float">
            <text:p>78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20" calcext:value-type="float">
            <text:p>62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B102:.B151])" office:value-type="float" office:value="39.36" calcext:value-type="float">
            <text:p>39.36</text:p>
          </table:table-cell>
          <table:table-cell table:formula="of:=AVERAGE([.C102:.C151])" office:value-type="float" office:value="1706.82" calcext:value-type="float">
            <text:p>1706.82</text:p>
          </table:table-cell>
          <table:table-cell table:formula="of:=AVERAGE([.D102:.D151])" office:value-type="float" office:value="94.26" calcext:value-type="float">
            <text:p>94.26</text:p>
          </table:table-cell>
          <table:table-cell table:formula="of:=AVERAGE([.E102:.E151])"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19" calcext:value-type="float">
            <text:p>91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52:.B201])" office:value-type="float" office:value="40.08" calcext:value-type="float">
            <text:p>40.08</text:p>
          </table:table-cell>
          <table:table-cell table:formula="of:=AVERAGE([.C152:.C201])" office:value-type="float" office:value="1610.66" calcext:value-type="float">
            <text:p>1610.66</text:p>
          </table:table-cell>
          <table:table-cell table:formula="of:=AVERAGE([.D152:.D201])" office:value-type="float" office:value="88.02" calcext:value-type="float">
            <text:p>88.02</text:p>
          </table:table-cell>
          <table:table-cell table:formula="of:=AVERAGE([.E152:.E201])"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03" calcext:value-type="float">
            <text:p>70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202:.B251])" office:value-type="float" office:value="40.58" calcext:value-type="float">
            <text:p>40.58</text:p>
          </table:table-cell>
          <table:table-cell table:formula="of:=AVERAGE([.C202:.C251])" office:value-type="float" office:value="1500.68" calcext:value-type="float">
            <text:p>1500.68</text:p>
          </table:table-cell>
          <table:table-cell table:formula="of:=AVERAGE([.D202:.D251])" office:value-type="float" office:value="81.82" calcext:value-type="float">
            <text:p>81.82</text:p>
          </table:table-cell>
          <table:table-cell table:formula="of:=AVERAGE([.E202:.E251])"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63" calcext:value-type="float">
            <text:p>1163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([.B252:.B301])" office:value-type="float" office:value="38.28" calcext:value-type="float">
            <text:p>38.28</text:p>
          </table:table-cell>
          <table:table-cell table:formula="of:=AVERAGE([.C252:.C301])" office:value-type="float" office:value="1424.42" calcext:value-type="float">
            <text:p>1424.42</text:p>
          </table:table-cell>
          <table:table-cell table:formula="of:=AVERAGE([.D252:.D301])" office:value-type="float" office:value="82.66" calcext:value-type="float">
            <text:p>82.66</text:p>
          </table:table-cell>
          <table:table-cell table:formula="of:=AVERAGE([.E252:.E30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28" calcext:value-type="float">
            <text:p>72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64" calcext:value-type="float">
            <text:p>76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85" calcext:value-type="float">
            <text:p>485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num_sources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occupied_sources_freq</text:p>
          </table:table-cell>
          <table:table-cell office:value-type="string" calcext:value-type="string">
            <text:p>pop_in_sources_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40" calcext:value-type="float">
            <text:p>54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formula="of:=STDEV([.B2:.B51])" office:value-type="float" office:value="6.38496320287289" calcext:value-type="float">
            <text:p>6.38496320287289</text:p>
          </table:table-cell>
          <table:table-cell table:formula="of:=STDEV([.C2:.C51])" office:value-type="float" office:value="253.043034171773" calcext:value-type="float">
            <text:p>253.043034171773</text:p>
          </table:table-cell>
          <table:table-cell table:formula="of:=STDEV([.D2:.D51])" office:value-type="float" office:value="13.7041778226904" calcext:value-type="float">
            <text:p>13.7041778226904</text:p>
          </table:table-cell>
          <table:table-cell table:formula="of:=STDEV([.E2:.E51])" office:value-type="float" office:value="3.9854838643072" calcext:value-type="float">
            <text:p>3.9854838643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57" calcext:value-type="float">
            <text:p>75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TDEV([.B52:.B101])" office:value-type="float" office:value="6.94068161094354" calcext:value-type="float">
            <text:p>6.94068161094354</text:p>
          </table:table-cell>
          <table:table-cell table:formula="of:=STDEV([.C52:.C101])" office:value-type="float" office:value="321.124316317859" calcext:value-type="float">
            <text:p>321.124316317859</text:p>
          </table:table-cell>
          <table:table-cell table:formula="of:=STDEV([.D52:.D101])" office:value-type="float" office:value="8.15725544080425" calcext:value-type="float">
            <text:p>8.15725544080425</text:p>
          </table:table-cell>
          <table:table-cell table:formula="of:=STDEV([.E52:.E101])" office:value-type="float" office:value="2.67939987188725" calcext:value-type="float">
            <text:p>2.67939987188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89" calcext:value-type="float">
            <text:p>58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table:formula="of:=STDEV([.B102:.B151])" office:value-type="float" office:value="5.98215031982477" calcext:value-type="float">
            <text:p>5.98215031982477</text:p>
          </table:table-cell>
          <table:table-cell table:formula="of:=STDEV([.C102:.C151])" office:value-type="float" office:value="299.237990739881" calcext:value-type="float">
            <text:p>299.237990739881</text:p>
          </table:table-cell>
          <table:table-cell table:formula="of:=STDEV([.D102:.D151])" office:value-type="float" office:value="3.08921758801844" calcext:value-type="float">
            <text:p>3.08921758801844</text:p>
          </table:table-cell>
          <table:table-cell table:formula="of:=STDEV([.E102:.E151])" office:value-type="float" office:value="1.44278641976601" calcext:value-type="float">
            <text:p>1.44278641976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formula="of:=STDEV([.B152:.B201])" office:value-type="float" office:value="6.04351566827232" calcext:value-type="float">
            <text:p>6.04351566827232</text:p>
          </table:table-cell>
          <table:table-cell table:formula="of:=STDEV([.C152:.C201])" office:value-type="float" office:value="292.363459147852" calcext:value-type="float">
            <text:p>292.363459147852</text:p>
          </table:table-cell>
          <table:table-cell table:formula="of:=STDEV([.D152:.D201])" office:value-type="float" office:value="5.07691855763083" calcext:value-type="float">
            <text:p>5.07691855763083</text:p>
          </table:table-cell>
          <table:table-cell table:formula="of:=STDEV([.E152:.E201])" office:value-type="float" office:value="0.548095031235739" calcext:value-type="float">
            <text:p>0.548095031235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79" calcext:value-type="float">
            <text:p>879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TDEV([.B202:.B251])" office:value-type="float" office:value="6.49046396253608" calcext:value-type="float">
            <text:p>6.49046396253608</text:p>
          </table:table-cell>
          <table:table-cell table:formula="of:=STDEV([.C202:.C251])" office:value-type="float" office:value="251.10640398534" calcext:value-type="float">
            <text:p>251.10640398534</text:p>
          </table:table-cell>
          <table:table-cell table:formula="of:=STDEV([.D202:.D251])" office:value-type="float" office:value="6.35895640263497" calcext:value-type="float">
            <text:p>6.35895640263497</text:p>
          </table:table-cell>
          <table:table-cell table:formula="of:=STDEV([.E202:.E251])" office:value-type="float" office:value="0.350509832753866" calcext:value-type="float">
            <text:p>0.350509832753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57" calcext:value-type="float">
            <text:p>857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STDEV([.B252:.B301])" office:value-type="float" office:value="5.92483531158359" calcext:value-type="float">
            <text:p>5.92483531158359</text:p>
          </table:table-cell>
          <table:table-cell table:formula="of:=STDEV([.C252:.C301])" office:value-type="float" office:value="250.274142752727" calcext:value-type="float">
            <text:p>250.274142752727</text:p>
          </table:table-cell>
          <table:table-cell table:formula="of:=STDEV([.D252:.D301])" office:value-type="float" office:value="6.29418260728727" calcext:value-type="float">
            <text:p>6.29418260728727</text:p>
          </table:table-cell>
          <table:table-cell table:formula="of:=STDEV([.E252:.E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82" calcext:value-type="float">
            <text:p>582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60" calcext:value-type="float">
            <text:p>460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99" calcext:value-type="float">
            <text:p>599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43" calcext:value-type="float">
            <text:p>114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49" calcext:value-type="float">
            <text:p>249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81" calcext:value-type="float">
            <text:p>68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86" calcext:value-type="float">
            <text:p>38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77" calcext:value-type="float">
            <text:p>1077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38" calcext:value-type="float">
            <text:p>938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12" calcext:value-type="float">
            <text:p>91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14" calcext:value-type="float">
            <text:p>61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91" calcext:value-type="float">
            <text:p>69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29" calcext:value-type="float">
            <text:p>829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16" calcext:value-type="float">
            <text:p>91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23" calcext:value-type="float">
            <text:p>72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91" calcext:value-type="float">
            <text:p>89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42" calcext:value-type="float">
            <text:p>74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77" calcext:value-type="float">
            <text:p>107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10" calcext:value-type="float">
            <text:p>91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65" calcext:value-type="float">
            <text:p>365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80" calcext:value-type="float">
            <text:p>88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40" calcext:value-type="float">
            <text:p>64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52" calcext:value-type="float">
            <text:p>45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30" calcext:value-type="float">
            <text:p>63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57" calcext:value-type="float">
            <text:p>75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31" calcext:value-type="float">
            <text:p>73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58" calcext:value-type="float">
            <text:p>105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76" calcext:value-type="float">
            <text:p>127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03" calcext:value-type="float">
            <text:p>8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52" calcext:value-type="float">
            <text:p>95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44" calcext:value-type="float">
            <text:p>124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77" calcext:value-type="float">
            <text:p>677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39" calcext:value-type="float">
            <text:p>739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32" calcext:value-type="float">
            <text:p>1432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9" calcext:value-type="float">
            <text:p>141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810" calcext:value-type="float">
            <text:p>181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92" calcext:value-type="float">
            <text:p>139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5" calcext:value-type="float">
            <text:p>945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543" calcext:value-type="float">
            <text:p>1543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949" calcext:value-type="float">
            <text:p>194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731" calcext:value-type="float">
            <text:p>173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605" calcext:value-type="float">
            <text:p>160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79" calcext:value-type="float">
            <text:p>117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537" calcext:value-type="float">
            <text:p>153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449" calcext:value-type="float">
            <text:p>144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469" calcext:value-type="float">
            <text:p>146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08" calcext:value-type="float">
            <text:p>1408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50" calcext:value-type="float">
            <text:p>135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14" calcext:value-type="float">
            <text:p>101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712" calcext:value-type="float">
            <text:p>171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467" calcext:value-type="float">
            <text:p>146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320" calcext:value-type="float">
            <text:p>132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08" calcext:value-type="float">
            <text:p>90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16" calcext:value-type="float">
            <text:p>161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54" calcext:value-type="float">
            <text:p>105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56" calcext:value-type="float">
            <text:p>856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19" calcext:value-type="float">
            <text:p>719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852" calcext:value-type="float">
            <text:p>1852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348" calcext:value-type="float">
            <text:p>134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041" calcext:value-type="float">
            <text:p>2041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17" calcext:value-type="float">
            <text:p>121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12" calcext:value-type="float">
            <text:p>121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812" calcext:value-type="float">
            <text:p>1812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716" calcext:value-type="float">
            <text:p>1716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750" calcext:value-type="float">
            <text:p>175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591" calcext:value-type="float">
            <text:p>1591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163" calcext:value-type="float">
            <text:p>216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701" calcext:value-type="float">
            <text:p>170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27" calcext:value-type="float">
            <text:p>132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099" calcext:value-type="float">
            <text:p>209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599" calcext:value-type="float">
            <text:p>159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458" calcext:value-type="float">
            <text:p>145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57" calcext:value-type="float">
            <text:p>1057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65" calcext:value-type="float">
            <text:p>1365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457" calcext:value-type="float">
            <text:p>145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449" calcext:value-type="float">
            <text:p>144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722" calcext:value-type="float">
            <text:p>1722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88" calcext:value-type="float">
            <text:p>1188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623" calcext:value-type="float">
            <text:p>162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782" calcext:value-type="float">
            <text:p>1782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670" calcext:value-type="float">
            <text:p>1670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593" calcext:value-type="float">
            <text:p>159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694" calcext:value-type="float">
            <text:p>169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351" calcext:value-type="float">
            <text:p>135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921" calcext:value-type="float">
            <text:p>1921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722" calcext:value-type="float">
            <text:p>1722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110" calcext:value-type="float">
            <text:p>211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042" calcext:value-type="float">
            <text:p>2042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10" calcext:value-type="float">
            <text:p>1410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046" calcext:value-type="float">
            <text:p>2046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129" calcext:value-type="float">
            <text:p>112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101" calcext:value-type="float">
            <text:p>210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987" calcext:value-type="float">
            <text:p>19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990" calcext:value-type="float">
            <text:p>1990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864" calcext:value-type="float">
            <text:p>1864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295" calcext:value-type="float">
            <text:p>1295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848" calcext:value-type="float">
            <text:p>184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862" calcext:value-type="float">
            <text:p>186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516" calcext:value-type="float">
            <text:p>1516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480" calcext:value-type="float">
            <text:p>148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985" calcext:value-type="float">
            <text:p>198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560" calcext:value-type="float">
            <text:p>156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438" calcext:value-type="float">
            <text:p>1438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451" calcext:value-type="float">
            <text:p>145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323" calcext:value-type="float">
            <text:p>1323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723" calcext:value-type="float">
            <text:p>172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94" calcext:value-type="float">
            <text:p>1394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647" calcext:value-type="float">
            <text:p>1647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198" calcext:value-type="float">
            <text:p>119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202" calcext:value-type="float">
            <text:p>120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776" calcext:value-type="float">
            <text:p>1776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677" calcext:value-type="float">
            <text:p>1677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012" calcext:value-type="float">
            <text:p>2012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39" calcext:value-type="float">
            <text:p>153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12" calcext:value-type="float">
            <text:p>151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26" calcext:value-type="float">
            <text:p>212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402" calcext:value-type="float">
            <text:p>140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532" calcext:value-type="float">
            <text:p>153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709" calcext:value-type="float">
            <text:p>1709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961" calcext:value-type="float">
            <text:p>196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31" calcext:value-type="float">
            <text:p>1531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710" calcext:value-type="float">
            <text:p>271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774" calcext:value-type="float">
            <text:p>177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596" calcext:value-type="float">
            <text:p>159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782" calcext:value-type="float">
            <text:p>178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941" calcext:value-type="float">
            <text:p>1941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752" calcext:value-type="float">
            <text:p>175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935" calcext:value-type="float">
            <text:p>193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498" calcext:value-type="float">
            <text:p>149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527" calcext:value-type="float">
            <text:p>1527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185" calcext:value-type="float">
            <text:p>1185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697" calcext:value-type="float">
            <text:p>169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77" calcext:value-type="float">
            <text:p>87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631" calcext:value-type="float">
            <text:p>163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518" calcext:value-type="float">
            <text:p>1518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520" calcext:value-type="float">
            <text:p>152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246" calcext:value-type="float">
            <text:p>224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727" calcext:value-type="float">
            <text:p>1727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601" calcext:value-type="float">
            <text:p>1601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652" calcext:value-type="float">
            <text:p>165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420" calcext:value-type="float">
            <text:p>142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443" calcext:value-type="float">
            <text:p>1443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670" calcext:value-type="float">
            <text:p>1670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356" calcext:value-type="float">
            <text:p>135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827" calcext:value-type="float">
            <text:p>1827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808" calcext:value-type="float">
            <text:p>180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939" calcext:value-type="float">
            <text:p>193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331" calcext:value-type="float">
            <text:p>1331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549" calcext:value-type="float">
            <text:p>1549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629" calcext:value-type="float">
            <text:p>1629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584" calcext:value-type="float">
            <text:p>1584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512" calcext:value-type="float">
            <text:p>1512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668" calcext:value-type="float">
            <text:p>166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350" calcext:value-type="float">
            <text:p>135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827" calcext:value-type="float">
            <text:p>1827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485" calcext:value-type="float">
            <text:p>1485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868" calcext:value-type="float">
            <text:p>1868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86" calcext:value-type="float">
            <text:p>148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106" calcext:value-type="float">
            <text:p>210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269" calcext:value-type="float">
            <text:p>226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062" calcext:value-type="float">
            <text:p>1062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422" calcext:value-type="float">
            <text:p>1422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383" calcext:value-type="float">
            <text:p>1383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636" calcext:value-type="float">
            <text:p>1636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628" calcext:value-type="float">
            <text:p>162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726" calcext:value-type="float">
            <text:p>1726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02" calcext:value-type="float">
            <text:p>1002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198" calcext:value-type="float">
            <text:p>21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87" calcext:value-type="float">
            <text:p>1387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891" calcext:value-type="float">
            <text:p>18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25" calcext:value-type="float">
            <text:p>142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889" calcext:value-type="float">
            <text:p>1889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57" calcext:value-type="float">
            <text:p>1657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857" calcext:value-type="float">
            <text:p>185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498" calcext:value-type="float">
            <text:p>149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293" calcext:value-type="float">
            <text:p>1293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838" calcext:value-type="float">
            <text:p>1838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52" calcext:value-type="float">
            <text:p>1952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228" calcext:value-type="float">
            <text:p>122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558" calcext:value-type="float">
            <text:p>1558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539" calcext:value-type="float">
            <text:p>153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418" calcext:value-type="float">
            <text:p>1418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675" calcext:value-type="float">
            <text:p>1675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62" calcext:value-type="float">
            <text:p>1262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759" calcext:value-type="float">
            <text:p>175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401" calcext:value-type="float">
            <text:p>140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425" calcext:value-type="float">
            <text:p>142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563" calcext:value-type="float">
            <text:p>1563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479" calcext:value-type="float">
            <text:p>14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52" calcext:value-type="float">
            <text:p>115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508" calcext:value-type="float">
            <text:p>150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81" calcext:value-type="float">
            <text:p>13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15" calcext:value-type="float">
            <text:p>12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045" calcext:value-type="float">
            <text:p>204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92" calcext:value-type="float">
            <text:p>129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581" calcext:value-type="float">
            <text:p>1581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625" calcext:value-type="float">
            <text:p>162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486" calcext:value-type="float">
            <text:p>1486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32" calcext:value-type="float">
            <text:p>1032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526" calcext:value-type="float">
            <text:p>1526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377" calcext:value-type="float">
            <text:p>1377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400" calcext:value-type="float">
            <text:p>140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300" calcext:value-type="float">
            <text:p>130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671" calcext:value-type="float">
            <text:p>167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867" calcext:value-type="float">
            <text:p>1867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646" calcext:value-type="float">
            <text:p>1646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605" calcext:value-type="float">
            <text:p>160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70" calcext:value-type="float">
            <text:p>127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443" calcext:value-type="float">
            <text:p>144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559" calcext:value-type="float">
            <text:p>1559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613" calcext:value-type="float">
            <text:p>1613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284" calcext:value-type="float">
            <text:p>1284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256" calcext:value-type="float">
            <text:p>125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315" calcext:value-type="float">
            <text:p>131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049" calcext:value-type="float">
            <text:p>104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35" calcext:value-type="float">
            <text:p>123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715" calcext:value-type="float">
            <text:p>171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898" calcext:value-type="float">
            <text:p>189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967" calcext:value-type="float">
            <text:p>196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60" calcext:value-type="float">
            <text:p>126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327" calcext:value-type="float">
            <text:p>1327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744" calcext:value-type="float">
            <text:p>1744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03" calcext:value-type="float">
            <text:p>1403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368" calcext:value-type="float">
            <text:p>1368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738" calcext:value-type="float">
            <text:p>173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635" calcext:value-type="float">
            <text:p>1635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662" calcext:value-type="float">
            <text:p>1662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543" calcext:value-type="float">
            <text:p>1543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492" calcext:value-type="float">
            <text:p>149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51" calcext:value-type="float">
            <text:p>1251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318" calcext:value-type="float">
            <text:p>1318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289" calcext:value-type="float">
            <text:p>128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879" calcext:value-type="float">
            <text:p>87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040" calcext:value-type="float">
            <text:p>204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15" calcext:value-type="float">
            <text:p>12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88" calcext:value-type="float">
            <text:p>128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250" calcext:value-type="float">
            <text:p>125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118" calcext:value-type="float">
            <text:p>1118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662" calcext:value-type="float">
            <text:p>1662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532" calcext:value-type="float">
            <text:p>1532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490" calcext:value-type="float">
            <text:p>149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23" calcext:value-type="float">
            <text:p>1023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284" calcext:value-type="float">
            <text:p>128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522" calcext:value-type="float">
            <text:p>1522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277" calcext:value-type="float">
            <text:p>1277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13" calcext:value-type="float">
            <text:p>1013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147" calcext:value-type="float">
            <text:p>1147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527" calcext:value-type="float">
            <text:p>1527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660" calcext:value-type="float">
            <text:p>16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05" calcext:value-type="float">
            <text:p>160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741" calcext:value-type="float">
            <text:p>1741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368" calcext:value-type="float">
            <text:p>136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794" calcext:value-type="float">
            <text:p>179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456" calcext:value-type="float">
            <text:p>145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491" calcext:value-type="float">
            <text:p>1491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93" calcext:value-type="float">
            <text:p>1093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737" calcext:value-type="float">
            <text:p>1737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02" calcext:value-type="float">
            <text:p>120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372" calcext:value-type="float">
            <text:p>1372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380" calcext:value-type="float">
            <text:p>13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151" calcext:value-type="float">
            <text:p>1151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159" calcext:value-type="float">
            <text:p>1159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146" calcext:value-type="float">
            <text:p>114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50" calcext:value-type="float">
            <text:p>165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715" calcext:value-type="float">
            <text:p>171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515" calcext:value-type="float">
            <text:p>1515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365" calcext:value-type="float">
            <text:p>136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501" calcext:value-type="float">
            <text:p>1501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259" calcext:value-type="float">
            <text:p>1259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217" calcext:value-type="float">
            <text:p>1217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484" calcext:value-type="float">
            <text:p>1484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447" calcext:value-type="float">
            <text:p>1447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516" calcext:value-type="float">
            <text:p>151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Arial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1T12:55:16.063241596</dc:date>
    <meta:editing-duration>PT14M</meta:editing-duration>
    <meta:editing-cycles>4</meta:editing-cycles>
    <meta:generator>LibreOffice/7.2.3.2$Linux_X86_64 LibreOffice_project/20$Build-2</meta:generator>
    <meta:document-statistic meta:table-count="1" meta:cell-count="15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results.K11:results.K16" chart:error-lower-range="results.K11:results.K16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results.K11:results.K16" chart:error-lower-range="results.K11:results.K16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s.K11:results.K16" chart:error-lower-range="results.K11:results.K16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results.G1:results.G7 results.K1:results.K7" chart:data-source-has-labels="both" svg:x="1.331cm" svg:y="0.18cm" svg:width="14.349cm" svg:height="7.659cm">
          <chart:coordinate-region svg:x="1.952cm" svg:y="0.379cm" svg:width="13.356cm" svg:height="6.813cm"/>
          <chart:axis chart:dimension="x" chart:name="primary-x" chart:style-name="ch3" chartooo:axis-type="auto">
            <chartooo:date-scale/>
            <chart:title svg:x="8.011cm" svg:y="8.019cm" chart:style-name="ch4">
              <text:p>sigma</text:p>
            </chart:title>
            <chart:categories table:cell-range-address="results.G2:results.G7"/>
            <chart:grid chart:style-name="ch5" chart:class="major"/>
          </chart:axis>
          <chart:axis chart:dimension="y" chart:name="primary-y" chart:style-name="ch3">
            <chart:title svg:x="0.451cm" svg:y="6.289cm" chart:style-name="ch6">
              <text:p>percent of population in source</text:p>
            </chart:title>
            <chart:grid chart:style-name="ch5" chart:class="major"/>
          </chart:axis>
          <chart:series chart:style-name="ch7" chart:values-cell-range-address="results.K2:results.K7" chart:label-cell-address="results.K1:results.K1" chart:class="chart:line"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_in_sources_freq</text:p>
                <draw:g>
                  <svg:desc>results.K1:results.K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G2:results.G7</svg:desc>
                </draw:g>
              </table:table-cell>
              <table:table-cell office:value-type="float" office:value="68.56">
                <text:p>68.56</text:p>
                <draw:g>
                  <svg:desc>results.K2:results.K7</svg:desc>
                </draw:g>
              </table:table-cell>
              <table:table-cell office:value-type="float" office:value="3.9854838643072">
                <text:p>3.9854838643072</text:p>
                <draw:g>
                  <svg:desc>results.K11:results.K16</svg:desc>
                </draw:g>
              </table:table-cell>
              <table:table-cell office:value-type="float" office:value="3.9854838643072">
                <text:p>3.9854838643072</text:p>
                <draw:g>
                  <svg:desc>results.K11:results.K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8.38">
                <text:p>78.38</text:p>
              </table:table-cell>
              <table:table-cell office:value-type="float" office:value="2.67939987188725">
                <text:p>2.67939987188725</text:p>
              </table:table-cell>
              <table:table-cell office:value-type="float" office:value="2.67939987188725">
                <text:p>2.679399871887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.6">
                <text:p>91.6</text:p>
              </table:table-cell>
              <table:table-cell office:value-type="float" office:value="1.44278641976601">
                <text:p>1.44278641976601</text:p>
              </table:table-cell>
              <table:table-cell office:value-type="float" office:value="1.44278641976601">
                <text:p>1.442786419766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8.16">
                <text:p>98.16</text:p>
              </table:table-cell>
              <table:table-cell office:value-type="float" office:value="0.548095031235739">
                <text:p>0.548095031235739</text:p>
              </table:table-cell>
              <table:table-cell office:value-type="float" office:value="0.548095031235739">
                <text:p>0.5480950312357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.86">
                <text:p>99.86</text:p>
              </table:table-cell>
              <table:table-cell office:value-type="float" office:value="0.350509832753866">
                <text:p>0.350509832753866</text:p>
              </table:table-cell>
              <table:table-cell office:value-type="float" office:value="0.350509832753866">
                <text:p>0.3505098327538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results.J11:results.J16" chart:error-lower-range="results.J11:results.J16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results.J11:results.J16" chart:error-lower-range="results.J11:results.J16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s.J11:results.J16" chart:error-lower-range="results.J11:results.J16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results.G1:results.G7 results.J1:results.J7" chart:data-source-has-labels="both" svg:x="1.331cm" svg:y="0.18cm" svg:width="14.349cm" svg:height="7.659cm">
          <chart:coordinate-region svg:x="1.952cm" svg:y="0.379cm" svg:width="13.356cm" svg:height="6.813cm"/>
          <chart:axis chart:dimension="x" chart:name="primary-x" chart:style-name="ch3" chartooo:axis-type="auto">
            <chartooo:date-scale/>
            <chart:title svg:x="8.011cm" svg:y="8.019cm" chart:style-name="ch4">
              <text:p>sigma</text:p>
            </chart:title>
            <chart:categories table:cell-range-address="results.G2:results.G7"/>
            <chart:grid chart:style-name="ch5" chart:class="major"/>
          </chart:axis>
          <chart:axis chart:dimension="y" chart:name="primary-y" chart:style-name="ch3">
            <chart:title svg:x="0.451cm" svg:y="6.09cm" chart:style-name="ch6">
              <text:p>percent of sources occupied</text:p>
            </chart:title>
            <chart:grid chart:style-name="ch5" chart:class="major"/>
          </chart:axis>
          <chart:series chart:style-name="ch7" chart:values-cell-range-address="results.J2:results.J7" chart:label-cell-address="results.J1:results.J1" chart:class="chart:line"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cupied_sources_freq</text:p>
                <draw:g>
                  <svg:desc>results.J1:results.J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G2:results.G7</svg:desc>
                </draw:g>
              </table:table-cell>
              <table:table-cell office:value-type="float" office:value="64.54">
                <text:p>64.54</text:p>
                <draw:g>
                  <svg:desc>results.J2:results.J7</svg:desc>
                </draw:g>
              </table:table-cell>
              <table:table-cell office:value-type="float" office:value="13.7041778226904">
                <text:p>13.7041778226904</text:p>
                <draw:g>
                  <svg:desc>results.J11:results.J16</svg:desc>
                </draw:g>
              </table:table-cell>
              <table:table-cell office:value-type="float" office:value="13.7041778226904">
                <text:p>13.7041778226904</text:p>
                <draw:g>
                  <svg:desc>results.J11:results.J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8.7">
                <text:p>78.7</text:p>
              </table:table-cell>
              <table:table-cell office:value-type="float" office:value="8.15725544080425">
                <text:p>8.15725544080425</text:p>
              </table:table-cell>
              <table:table-cell office:value-type="float" office:value="8.15725544080425">
                <text:p>8.157255440804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.26">
                <text:p>94.26</text:p>
              </table:table-cell>
              <table:table-cell office:value-type="float" office:value="3.08921758801844">
                <text:p>3.08921758801844</text:p>
              </table:table-cell>
              <table:table-cell office:value-type="float" office:value="3.08921758801844">
                <text:p>3.089217588018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.02">
                <text:p>88.02</text:p>
              </table:table-cell>
              <table:table-cell office:value-type="float" office:value="5.07691855763083">
                <text:p>5.07691855763083</text:p>
              </table:table-cell>
              <table:table-cell office:value-type="float" office:value="5.07691855763083">
                <text:p>5.076918557630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1.82">
                <text:p>81.82</text:p>
              </table:table-cell>
              <table:table-cell office:value-type="float" office:value="6.35895640263497">
                <text:p>6.35895640263497</text:p>
              </table:table-cell>
              <table:table-cell office:value-type="float" office:value="6.35895640263497">
                <text:p>6.358956402634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2.66">
                <text:p>82.66</text:p>
              </table:table-cell>
              <table:table-cell office:value-type="float" office:value="6.29418260728727">
                <text:p>6.29418260728727</text:p>
              </table:table-cell>
              <table:table-cell office:value-type="float" office:value="6.29418260728727">
                <text:p>6.29418260728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results.I11:results.I16" chart:error-lower-range="results.I11:results.I16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2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results.I11:results.I16" chart:error-lower-range="results.I11:results.I16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results.I11:results.I16" chart:error-lower-range="results.I11:results.I1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results.G1:results.G7 results.I1:results.I7" chart:data-source-has-labels="both" svg:x="1.331cm" svg:y="0.18cm" svg:width="14.349cm" svg:height="7.659cm">
          <chart:coordinate-region svg:x="2.323cm" svg:y="0.18cm" svg:width="13.17cm" svg:height="7.012cm"/>
          <chart:axis chart:dimension="x" chart:name="primary-x" chart:style-name="ch3" chartooo:axis-type="auto">
            <chartooo:date-scale/>
            <chart:title svg:x="8.011cm" svg:y="8.019cm" chart:style-name="ch4">
              <text:p>sigma</text:p>
            </chart:title>
            <chart:categories table:cell-range-address="results.G2:results.G7"/>
            <chart:grid chart:style-name="ch5" chart:class="major"/>
          </chart:axis>
          <chart:axis chart:dimension="y" chart:name="primary-y" chart:style-name="ch6">
            <chart:title svg:x="0.451cm" svg:y="5.164cm" chart:style-name="ch7">
              <text:p>population size</text:p>
            </chart:title>
            <chart:grid chart:style-name="ch5" chart:class="major"/>
          </chart:axis>
          <chart:series chart:style-name="ch8" chart:values-cell-range-address="results.I2:results.I7" chart:label-cell-address="results.I1:results.I1" chart:class="chart:line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_size</text:p>
                <draw:g>
                  <svg:desc>results.I1:results.I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G2:results.G7</svg:desc>
                </draw:g>
              </table:table-cell>
              <table:table-cell office:value-type="float" office:value="765.28">
                <text:p>765.28</text:p>
                <draw:g>
                  <svg:desc>results.I2:results.I7</svg:desc>
                </draw:g>
              </table:table-cell>
              <table:table-cell office:value-type="float" office:value="253.043034171773">
                <text:p>253.043034171773</text:p>
                <draw:g>
                  <svg:desc>results.I11:results.I16</svg:desc>
                </draw:g>
              </table:table-cell>
              <table:table-cell office:value-type="float" office:value="253.043034171773">
                <text:p>253.043034171773</text:p>
                <draw:g>
                  <svg:desc>results.I11:results.I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49.5">
                <text:p>1449.5</text:p>
              </table:table-cell>
              <table:table-cell office:value-type="float" office:value="321.124316317859">
                <text:p>321.124316317859</text:p>
              </table:table-cell>
              <table:table-cell office:value-type="float" office:value="321.124316317859">
                <text:p>321.1243163178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06.82">
                <text:p>1706.82</text:p>
              </table:table-cell>
              <table:table-cell office:value-type="float" office:value="299.237990739881">
                <text:p>299.237990739881</text:p>
              </table:table-cell>
              <table:table-cell office:value-type="float" office:value="299.237990739881">
                <text:p>299.2379907398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10.66">
                <text:p>1610.66</text:p>
              </table:table-cell>
              <table:table-cell office:value-type="float" office:value="292.363459147852">
                <text:p>292.363459147852</text:p>
              </table:table-cell>
              <table:table-cell office:value-type="float" office:value="292.363459147852">
                <text:p>292.3634591478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00.68">
                <text:p>1500.68</text:p>
              </table:table-cell>
              <table:table-cell office:value-type="float" office:value="251.10640398534">
                <text:p>251.10640398534</text:p>
              </table:table-cell>
              <table:table-cell office:value-type="float" office:value="251.10640398534">
                <text:p>251.106403985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24.42">
                <text:p>1424.42</text:p>
              </table:table-cell>
              <table:table-cell office:value-type="float" office:value="250.274142752727">
                <text:p>250.274142752727</text:p>
              </table:table-cell>
              <table:table-cell office:value-type="float" office:value="250.274142752727">
                <text:p>250.27414275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